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80" style:font-name="monospace" loext:padding-left="0in" loext:padding-right="0in" loext:padding-top="0.0193in" loext:padding-bottom="0in" loext:border-left="none" loext:border-right="none" loext:border-top="0.06pt solid #000000" loext:border-bottom="none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8b0000" style:font-name="monospace" loext:padding="0in" loext:border="none"/>
    </style:style>
    <style:style style:name="P4" style:family="paragraph" style:parent-style-name="Heading_20_1">
      <style:paragraph-properties fo:text-align="start" style:justify-single-word="false"/>
      <style:text-properties fo:color="#000000" style:font-name="inherit" fo:font-size="18.75pt" fo:font-weight="bold" loext:padding="0in" loext:border="none"/>
    </style:style>
    <style:style style:name="P5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inherit" fo:font-size="18.75pt" fo:font-weight="bold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333333" style:font-name="monospace" fo:background-color="transparent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000000" style:font-name="monospace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000000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8b0000" style:font-name="monospace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666666" style:font-name="monospace" fo:background-color="transparent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ba2121" style:font-name="monospace" fo:background-color="transparen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ba2121" style:font-name="monospace" fo:font-style="italic" fo:background-color="transparent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color="#408080" style:font-name="monospace" fo:font-style="italic" fo:background-color="transparent" loext:padding="0in" loext:border="none"/>
    </style:style>
    <style:style style:name="P14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a52a2a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000000"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000000" style:font-name="monospace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333333" style:font-name="monospace" fo:background-color="transparent"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333333" fo:background-color="transparent" loext:padding="0in" loext:border="none"/>
    </style:style>
    <style:style style:name="P19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  <style:text-properties fo:color="#ba2121" style:font-name="monospace" fo:font-style="italic" fo:background-color="transparent" loext:padding="0in" loext:border="none"/>
    </style:style>
    <style:style style:name="P20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</style:style>
    <style:style style:name="P21" style:family="paragraph" style:parent-style-name="Heading_20_4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inherit" fo:font-size="10.5pt" fo:font-weight="bold" loext:padding="0in" loext:border="none"/>
    </style:style>
    <style:style style:name="T1" style:family="text">
      <style:text-properties fo:color="#666666"/>
    </style:style>
    <style:style style:name="T2" style:family="text">
      <style:text-properties fo:color="#666666" style:font-name="monospace"/>
    </style:style>
    <style:style style:name="T3" style:family="text">
      <style:text-properties style:font-name="monospace"/>
    </style:style>
    <style:style style:name="T4" style:family="text">
      <style:text-properties fo:color="#4682b4"/>
    </style:style>
    <style:style style:name="T5" style:family="text">
      <style:text-properties fo:color="#4682b4" style:font-name="monospace"/>
    </style:style>
    <style:style style:name="T6" style:family="text">
      <style:text-properties fo:color="#006400"/>
    </style:style>
    <style:style style:name="T7" style:family="text">
      <style:text-properties fo:color="#006400" style:font-name="monospace"/>
    </style:style>
    <style:style style:name="T8" style:family="text">
      <style:text-properties fo:color="#8b0000"/>
    </style:style>
    <style:style style:name="T9" style:family="text">
      <style:text-properties fo:color="#008000"/>
    </style:style>
    <style:style style:name="T10" style:family="text">
      <style:text-properties fo:color="#008000" fo:font-weight="bold"/>
    </style:style>
    <style:style style:name="T11" style:family="text">
      <style:text-properties fo:color="#008000" style:font-name="monospace"/>
    </style:style>
    <style:style style:name="T12" style:family="text">
      <style:text-properties fo:color="#008000" style:font-name="monospace" fo:font-weight="bold"/>
    </style:style>
    <style:style style:name="T13" style:family="text">
      <style:text-properties fo:color="#ba2121"/>
    </style:style>
    <style:style style:name="T14" style:family="text">
      <style:text-properties fo:color="#ba2121" style:font-name="monospace"/>
    </style:style>
    <style:style style:name="T15" style:family="text">
      <style:text-properties fo:color="#00008b"/>
    </style:style>
    <style:style style:name="T16" style:family="text">
      <style:text-properties fo:color="#a52a2a"/>
    </style:style>
    <style:style style:name="T17" style:family="text">
      <style:text-properties fo:color="#408080" fo:font-style="italic"/>
    </style:style>
    <style:style style:name="T18" style:family="text">
      <style:text-properties fo:color="#aa22ff" fo:font-weight="bold"/>
    </style:style>
    <style:style style:name="T19" style:family="text">
      <style:text-properties fo:color="#bb6622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Операции-с-целыми-числами"/>Операции с целыми числами</text:h>
      <text:p text:style-name="P2">In [1]:</text:p>
      <text:p text:style-name="P6"><text:span text:style-name="T1">2</text:span> <text:span text:style-name="T1">+</text:span> <text:span text:style-name="T1">5</text:span></text:p>
      <text:p text:style-name="P3">Out[1]:</text:p>
      <text:p text:style-name="P7">7</text:p>
      <text:p text:style-name="P2">In [2]:</text:p>
      <text:p text:style-name="P6"><text:span text:style-name="T1">10</text:span> <text:span text:style-name="T1">-</text:span> <text:span text:style-name="T1">5</text:span></text:p>
      <text:p text:style-name="P3">Out[2]:</text:p>
      <text:p text:style-name="P7">5</text:p>
      <text:p text:style-name="P2">In [3]:</text:p>
      <text:p text:style-name="P6"><text:span text:style-name="T1">6</text:span> <text:span text:style-name="T1">*</text:span> <text:span text:style-name="T1">7</text:span></text:p>
      <text:p text:style-name="P3">Out[3]:</text:p>
      <text:p text:style-name="P7">42</text:p>
      <text:p text:style-name="P2">In [4]:</text:p>
      <text:p text:style-name="P6"><text:span text:style-name="T1">12345678</text:span> <text:span text:style-name="T1">*</text:span> <text:span text:style-name="T1">987654328765432318765</text:span></text:p>
      <text:p text:style-name="P3">Out[4]:</text:p>
      <text:p text:style-name="P7">12193262318244164938266047670</text:p>
      <text:p text:style-name="P2">In [5]:</text:p>
      <text:p text:style-name="P6"><text:span text:style-name="T1">3</text:span> <text:span text:style-name="T1">+</text:span> <text:span text:style-name="T1">5</text:span> <text:span text:style-name="T1">*</text:span> <text:span text:style-name="T1">4</text:span></text:p>
      <text:p text:style-name="P3">Out[5]:</text:p>
      <text:p text:style-name="P7">23</text:p>
      <text:p text:style-name="P2">In [6]:</text:p>
      <text:p text:style-name="P6">(<text:span text:style-name="T1">3</text:span> <text:span text:style-name="T1">+</text:span> <text:span text:style-name="T1">5</text:span>) <text:span text:style-name="T1">*</text:span> <text:span text:style-name="T1">4</text:span></text:p>
      <text:p text:style-name="P3">Out[6]:</text:p>
      <text:p text:style-name="P7">32</text:p>
      <text:p text:style-name="P2">In [7]:</text:p>
      <text:p text:style-name="P6"><text:span text:style-name="T1">40</text:span> <text:span text:style-name="T1">//</text:span> <text:span text:style-name="T1">8</text:span></text:p>
      <text:p text:style-name="P3">Out[7]:</text:p>
      <text:p text:style-name="P7">5</text:p>
      <text:p text:style-name="P2">In [8]:</text:p>
      <text:p text:style-name="P6"><text:span text:style-name="T1">42</text:span> <text:span text:style-name="T1">//</text:span> <text:span text:style-name="T1">8</text:span></text:p>
      <text:p text:style-name="P3">Out[8]:</text:p>
      <text:p text:style-name="P7">5</text:p>
      <text:p text:style-name="P2">In [9]:</text:p>
      <text:p text:style-name="P6"><text:span text:style-name="T1">42</text:span> <text:span text:style-name="T1">%</text:span> <text:span text:style-name="T1">8</text:span></text:p>
      <text:p text:style-name="P3">Out[9]:</text:p>
      <text:p text:style-name="P7">2</text:p>
      <text:p text:style-name="P2">In [10]:</text:p>
      <text:p text:style-name="P6"><text:span text:style-name="T1">239</text:span> <text:span text:style-name="T1">%</text:span> <text:span text:style-name="T1">10</text:span></text:p>
      <text:p text:style-name="P3">Out[10]:</text:p>
      <text:p text:style-name="P7">9</text:p>
      <text:p text:style-name="P2">In [11]:</text:p>
      <text:p text:style-name="P6"><text:span text:style-name="T1">239</text:span> <text:span text:style-name="T1">//</text:span> <text:span text:style-name="T1">10</text:span></text:p>
      <text:p text:style-name="P3">Out[11]:</text:p>
      <text:p text:style-name="P7">23</text:p>
      <text:p text:style-name="P2">In [12]:</text:p>
      <text:p text:style-name="P6"><text:span text:style-name="T1">2</text:span> <text:span text:style-name="T1">**</text:span> <text:span text:style-name="T1">5</text:span></text:p>
      <text:p text:style-name="P3">Out[12]:</text:p>
      <text:p text:style-name="P7">32</text:p>
      <text:p text:style-name="P2">In [13]:</text:p>
      <text:p text:style-name="P6"><text:span text:style-name="T1">-</text:span> (<text:span text:style-name="T1">42</text:span>)</text:p>
      <text:p text:style-name="P3">Out[13]:</text:p>
      <text:p text:style-name="P7">-42</text:p>
      <text:p text:style-name="P2">In []:</text:p>
      <text:p text:style-name="P6"><text:span text:style-name="T1">+</text:span> (<text:span text:style-name="T1">42</text:span>)</text:p>
      <text:p text:style-name="P2">In [15]:</text:p>
      <text:p text:style-name="P6"><text:span text:style-name="T1">+-+42</text:span></text:p>
      <text:p text:style-name="P3">Out[15]:</text:p>
      <text:p text:style-name="P7">-42</text:p>
      <text:h text:style-name="P5" text:outline-level="1"><text:bookmark text:name="Сообщения-об-ошибках"/>Сообщения об ошибках</text:h>
      <text:p text:style-name="P2">In [16]:</text:p>
      <text:p text:style-name="P6"><text:span text:style-name="T1">-*42</text:span></text:p>
      <text:p text:style-name="P8"><text:span text:style-name="T4"><text:s text:c="2"/></text:span><text:span text:style-name="T5">File </text:span><text:span text:style-name="T7">"&lt;ipython-input-16-85d397208f73&gt;"</text:span><text:span text:style-name="T5">, line </text:span><text:span text:style-name="T7">1</text:span></text:p>
      <text:p text:style-name="P14"><text:s text:c="4"/><text:span text:style-name="T3">-*42</text:span></text:p>
      <text:p text:style-name="P15"><text:s text:c="5"/><text:span text:style-name="T3">^</text:span></text:p>
      <text:p text:style-name="P16"><text:span text:style-name="T8">SyntaxError:</text:span> invalid syntax</text:p>
      <text:p text:style-name="P2">In [17]:</text:p>
      <text:p text:style-name="P6"><text:span text:style-name="T10">print</text:span>(<text:span text:style-name="T13">'test'</text:span>)</text:p>
      <text:p text:style-name="P17"><text:span text:style-name="T1">*</text:span> <text:span text:style-name="T1">23</text:span></text:p>
      <text:p text:style-name="P7">test</text:p>
      <text:p text:style-name="P20"/>
      <text:p text:style-name="P8"><text:span text:style-name="T4"><text:s text:c="2"/></text:span><text:span text:style-name="T5">File </text:span><text:span text:style-name="T7">"&lt;ipython-input-17-21eaeacd21f5&gt;"</text:span><text:span text:style-name="T5">, line </text:span><text:span text:style-name="T7">2</text:span></text:p>
      <text:p text:style-name="P14"><text:s text:c="4"/><text:span text:style-name="T3">* 23</text:span></text:p>
      <text:p text:style-name="P15"><text:s text:c="8"/><text:span text:style-name="T3">^</text:span></text:p>
      <text:p text:style-name="P16"><text:span text:style-name="T8">SyntaxError:</text:span> can use starred expression only as assignment target</text:p>
      <text:p text:style-name="P2">In [18]:</text:p>
      <text:p text:style-name="P6"><text:span text:style-name="T1">5</text:span> <text:span text:style-name="T1">//</text:span> <text:span text:style-name="T1">0</text:span></text:p>
      <text:p text:style-name="P9">---------------------------------------------------------------------------</text:p>
      <text:p text:style-name="P16"><text:span text:style-name="T8">ZeroDivisionError</text:span> <text:s text:c="24"/>Traceback (most recent call last)</text:p>
      <text:p text:style-name="P16"><text:span text:style-name="T6">&lt;ipython-input-18-8798db347eeb&gt;</text:span> in <text:span text:style-name="T4">&lt;module&gt;</text:span><text:span text:style-name="T15">()</text:span></text:p>
      <text:p text:style-name="P16"><text:span text:style-name="T6">----&gt; 1</text:span><text:span text:style-name="T16"> </text:span><text:span text:style-name="T4">5</text:span> <text:span text:style-name="T16">//</text:span> <text:span text:style-name="T4">0</text:span></text:p>
      <text:p text:style-name="P20"/>
      <text:p text:style-name="P16"><text:span text:style-name="T8">ZeroDivisionError</text:span>: integer division or modulo by zero</text:p>
      <text:h text:style-name="P5" text:outline-level="1"><text:bookmark text:name="Числа-с-плавающей-точкой"/>Числа с плавающей точкой</text:h>
      <text:p text:style-name="P2">In [19]:</text:p>
      <text:p text:style-name="P6"><text:span text:style-name="T1">0.5</text:span> <text:span text:style-name="T1">+</text:span> <text:span text:style-name="T1">0.3</text:span></text:p>
      <text:p text:style-name="P3">Out[19]:</text:p>
      <text:p text:style-name="P7">0.8</text:p>
      <text:p text:style-name="P2">In [20]:</text:p>
      <text:p text:style-name="P6"><text:span text:style-name="T1">5</text:span> <text:span text:style-name="T1">/</text:span> <text:span text:style-name="T1">2</text:span></text:p>
      <text:p text:style-name="P3">Out[20]:</text:p>
      <text:p text:style-name="P7">2.5</text:p>
      <text:p text:style-name="P2">In [21]:</text:p>
      <text:p text:style-name="P6"><text:span text:style-name="T1">5</text:span> <text:span text:style-name="T1">//</text:span> <text:span text:style-name="T1">2</text:span></text:p>
      <text:p text:style-name="P3">Out[21]:</text:p>
      <text:p text:style-name="P7">2</text:p>
      <text:p text:style-name="P2">In [22]:</text:p>
      <text:p text:style-name="P6"><text:span text:style-name="T1">1</text:span> <text:span text:style-name="T1">/</text:span> <text:span text:style-name="T1">3</text:span></text:p>
      <text:p text:style-name="P3">Out[22]:</text:p>
      <text:p text:style-name="P7">0.3333333333333333</text:p>
      <text:p text:style-name="P2">In [23]:</text:p>
      <text:p text:style-name="P6"><text:span text:style-name="T1">0.3</text:span> <text:span text:style-name="T1">+</text:span> <text:span text:style-name="T1">0.3</text:span> <text:span text:style-name="T1">+</text:span> <text:span text:style-name="T1">0.3</text:span></text:p>
      <text:p text:style-name="P3">Out[23]:</text:p>
      <text:p text:style-name="P7">0.8999999999999999</text:p>
      <text:p text:style-name="P2">In [24]:</text:p>
      <text:p text:style-name="P6"><text:span text:style-name="T1">2</text:span> <text:span text:style-name="T1">**</text:span> <text:span text:style-name="T1">5</text:span></text:p>
      <text:p text:style-name="P3">Out[24]:</text:p>
      <text:p text:style-name="P7">32</text:p>
      <text:p text:style-name="P2">In [25]:</text:p>
      <text:p text:style-name="P6"><text:span text:style-name="T1">9</text:span> <text:span text:style-name="T1">**</text:span> <text:span text:style-name="T1">0.5</text:span></text:p>
      <text:p text:style-name="P3">Out[25]:</text:p>
      <text:p text:style-name="P7">3.0</text:p>
      <text:p text:style-name="P2">In [26]:</text:p>
      <text:p text:style-name="P10">5e-1</text:p>
      <text:p text:style-name="P3">Out[26]:</text:p>
      <text:p text:style-name="P7">0.5</text:p>
      <text:p text:style-name="P2">In [27]:</text:p>
      <text:p text:style-name="P10">1234e2</text:p>
      <text:p text:style-name="P3">Out[27]:</text:p>
      <text:p text:style-name="P7">123400.0</text:p>
      <text:h text:style-name="P5" text:outline-level="1"><text:bookmark text:name="Переменные"/>Переменные</text:h>
      <text:p text:style-name="P2">In [28]:</text:p>
      <text:p text:style-name="P6">a <text:span text:style-name="T1">=</text:span> <text:span text:style-name="T1">3</text:span></text:p>
      <text:p text:style-name="P2">In [29]:</text:p>
      <text:p text:style-name="P6">a</text:p>
      <text:p text:style-name="P3">Out[29]:</text:p>
      <text:p text:style-name="P7">3</text:p>
      <text:p text:style-name="P2">In [30]:</text:p>
      <text:p text:style-name="P6">a <text:span text:style-name="T1">+=</text:span> <text:span text:style-name="T1">4</text:span></text:p>
      <text:p text:style-name="P2">In [31]:</text:p>
      <text:p text:style-name="P6">a</text:p>
      <text:p text:style-name="P3">Out[31]:</text:p>
      <text:p text:style-name="P7">7</text:p>
      <text:p text:style-name="P2">In [32]:</text:p>
      <text:p text:style-name="P6">a</text:p>
      <text:p text:style-name="P17"><text:span text:style-name="T1">2</text:span> <text:span text:style-name="T1">*</text:span> a <text:s/><text:span text:style-name="T17"># выводится только последнее значение и только при работе в интерактивном режиме!</text:span></text:p>
      <text:p text:style-name="P3">Out[32]:</text:p>
      <text:p text:style-name="P7">14</text:p>
      <text:h text:style-name="P21" text:outline-level="4"><text:bookmark text:name="Для-вывода-значений-в-своих-программах-используйте-функцию-print().-Обратите-внимание-на-наличие-скобок-при-вызове-функции-print!"/>Для вывода значений в своих программах используйте функцию print(). Обратите внимание на наличие скобок при вызове функции print!</text:h>
      <text:p text:style-name="P2">In [33]:</text:p>
      <text:p text:style-name="P6"><text:span text:style-name="T10">print</text:span>(a)</text:p>
      <text:p text:style-name="P17"><text:span text:style-name="T10">print</text:span>(<text:span text:style-name="T1">2</text:span> <text:span text:style-name="T1">*</text:span> a)</text:p>
      <text:p text:style-name="P7">7</text:p>
      <text:p text:style-name="P16">14</text:p>
      <text:p text:style-name="P20"/>
      <text:h text:style-name="P21" text:outline-level="4"><text:bookmark text:name="Можно-выводить-диалоговые-сообщения-при-'общении'-c-пользователем.-Но-не-отправляйте-в-проверочную-систему-программы,-содержащие-лишний-вывод"/>Можно выводить диалоговые сообщения при 'общении' c пользователем. Но не отправляйте в проверочную систему программы, содержащие лишний вывод</text:h>
      <text:p text:style-name="P2">In [34]:</text:p>
      <text:p text:style-name="P6">name <text:span text:style-name="T1">=</text:span> <text:span text:style-name="T9">input</text:span>(<text:span text:style-name="T13">'Enter your name: '</text:span>)</text:p>
      <text:p text:style-name="P17"><text:span text:style-name="T10">print</text:span>(<text:span text:style-name="T13">'Hello '</text:span>, name)</text:p>
      <text:p text:style-name="P7">Enter your name: Pavel</text:p>
      <text:p text:style-name="P16">Hello <text:s/>Pavel</text:p>
      <text:p text:style-name="P20"/>
      <text:p text:style-name="P2">In [35]:</text:p>
      <text:p text:style-name="P6">a <text:span text:style-name="T1">=</text:span> <text:span text:style-name="T9">int</text:span>(<text:span text:style-name="T9">input</text:span>())</text:p>
      <text:p text:style-name="P17"><text:span text:style-name="T10">print</text:span>(a <text:span text:style-name="T1">*</text:span> <text:span text:style-name="T1">2</text:span>)</text:p>
      <text:p text:style-name="P7">12</text:p>
      <text:p text:style-name="P16">24</text:p>
      <text:p text:style-name="P20"/>
      <text:p text:style-name="P2">In [36]:</text:p>
      <text:p text:style-name="P6">a <text:span text:style-name="T1">=</text:span> <text:span text:style-name="T9">int</text:span>(<text:span text:style-name="T9">input</text:span>())</text:p>
      <text:p text:style-name="P17">b <text:span text:style-name="T1">=</text:span> <text:span text:style-name="T9">int</text:span>(<text:span text:style-name="T9">input</text:span>())</text:p>
      <text:p text:style-name="P17"><text:span text:style-name="T10">print</text:span>(a <text:span text:style-name="T1">*</text:span> b)</text:p>
      <text:p text:style-name="P7">5</text:p>
      <text:p text:style-name="P16">7</text:p>
      <text:p text:style-name="P16">35</text:p>
      <text:p text:style-name="P20"/>
      <text:h text:style-name="P5" text:outline-level="1"><text:bookmark text:name="Логические-операции"/>Логические операции</text:h>
      <text:p text:style-name="P2">In [37]:</text:p>
      <text:p text:style-name="P6">a <text:span text:style-name="T1">=</text:span> <text:span text:style-name="T9">int</text:span>(<text:span text:style-name="T9">input</text:span>())</text:p>
      <text:p text:style-name="P17"><text:span text:style-name="T10">print</text:span>(a <text:span text:style-name="T1">&gt;</text:span> <text:span text:style-name="T1">0</text:span>)</text:p>
      <text:p text:style-name="P7">-234</text:p>
      <text:p text:style-name="P16">False</text:p>
      <text:p text:style-name="P20"/>
      <text:p text:style-name="P2">In [38]:</text:p>
      <text:p text:style-name="P6">a <text:span text:style-name="T1">=</text:span> <text:span text:style-name="T9">int</text:span>(<text:span text:style-name="T9">input</text:span>())</text:p>
      <text:p text:style-name="P17"><text:span text:style-name="T10">print</text:span>(a <text:span text:style-name="T1">&gt;=</text:span> <text:span text:style-name="T1">10</text:span> <text:span text:style-name="T18">and</text:span> a <text:span text:style-name="T1">&lt;</text:span> <text:span text:style-name="T1">100</text:span>)</text:p>
      <text:p text:style-name="P7">10</text:p>
      <text:p text:style-name="P16">True</text:p>
      <text:p text:style-name="P20"/>
      <text:p text:style-name="P2">In [39]:</text:p>
      <text:p text:style-name="P6">a <text:span text:style-name="T1">=</text:span> <text:span text:style-name="T9">int</text:span>(<text:span text:style-name="T9">input</text:span>())</text:p>
      <text:p text:style-name="P17"><text:span text:style-name="T10">print</text:span>(<text:span text:style-name="T1">10</text:span> <text:span text:style-name="T1">&lt;=</text:span> a <text:span text:style-name="T1">&lt;</text:span> <text:span text:style-name="T1">100</text:span>)</text:p>
      <text:p text:style-name="P7">23</text:p>
      <text:p text:style-name="P16">True</text:p>
      <text:p text:style-name="P20"/>
      <text:p text:style-name="P2">In [40]:</text:p>
      <text:p text:style-name="P6">x1, x2, x3 <text:span text:style-name="T1">=</text:span> <text:span text:style-name="T9">False</text:span>, <text:span text:style-name="T9">True</text:span>, <text:span text:style-name="T9">False</text:span></text:p>
      <text:p text:style-name="P17"><text:span text:style-name="T18">not</text:span> x1 <text:span text:style-name="T18">or</text:span> x2 <text:span text:style-name="T18">and</text:span> x3</text:p>
      <text:p text:style-name="P3">Out[40]:</text:p>
      <text:p text:style-name="P7">True</text:p>
      <text:h text:style-name="P21" text:outline-level="4"><text:bookmark text:name="Добавляя-скобки-в-выражения,-можно-изменить-порядок-вычисления-и-значение-результирующего-выражения.-Если-не-уверены-в-приоритете-операций,-смело-добавляйте-скобки,-чтобы-быть-уверенными-в-том,-что-выражение-вычисляется-именно-так,-как-вы-хотите"/>Добавляя скобки в выражения, можно изменить порядок вычисления и значение результирующего выражения. Если не уверены в приоритете операций, смело добавляйте скобки, чтобы быть уверенными в том, что выражение вычисляется именно так, как вы хотите</text:h>
      <text:p text:style-name="P2">In [41]:</text:p>
      <text:p text:style-name="P6">((<text:span text:style-name="T18">not</text:span> x1) <text:span text:style-name="T18">or</text:span> x2) <text:span text:style-name="T18">and</text:span> x3</text:p>
      <text:p text:style-name="P3">Out[41]:</text:p>
      <text:p text:style-name="P7">False</text:p>
      <text:h text:style-name="P5" text:outline-level="1"><text:bookmark text:name="Условия"/>Условия</text:h>
      <text:p text:style-name="P2">In [42]:</text:p>
      <text:p text:style-name="P6">a <text:span text:style-name="T1">=</text:span> <text:span text:style-name="T9">int</text:span>(<text:span text:style-name="T9">input</text:span>())</text:p>
      <text:p text:style-name="P17">b <text:span text:style-name="T1">=</text:span> <text:span text:style-name="T9">int</text:span>(<text:span text:style-name="T9">input</text:span>())</text:p>
      <text:p text:style-name="P17"><text:span text:style-name="T10">print</text:span>(a <text:span text:style-name="T1">/</text:span> b)</text:p>
      <text:p text:style-name="P7">5</text:p>
      <text:p text:style-name="P16">10</text:p>
      <text:p text:style-name="P16">0.5</text:p>
      <text:p text:style-name="P20"/>
      <text:p text:style-name="P2">In [43]:</text:p>
      <text:p text:style-name="P6">a <text:span text:style-name="T1">=</text:span> <text:span text:style-name="T9">int</text:span>(<text:span text:style-name="T9">input</text:span>())</text:p>
      <text:p text:style-name="P17">b <text:span text:style-name="T1">=</text:span> <text:span text:style-name="T9">int</text:span>(<text:span text:style-name="T9">input</text:span>())</text:p>
      <text:p text:style-name="P17"><text:span text:style-name="T10">if</text:span> b <text:span text:style-name="T1">!=</text:span> <text:span text:style-name="T1">0</text:span>:</text:p>
      <text:p text:style-name="P18"><text:s text:c="4"/><text:span text:style-name="T12">print</text:span><text:span text:style-name="T3">(a </text:span><text:span text:style-name="T2">/</text:span><text:span text:style-name="T3"> b)</text:span></text:p>
      <text:p text:style-name="P17"><text:span text:style-name="T10">else</text:span>:</text:p>
      <text:p text:style-name="P18"><text:s text:c="4"/><text:span text:style-name="T12">print</text:span><text:span text:style-name="T3">(</text:span><text:span text:style-name="T14">'Деление невозможно'</text:span><text:span text:style-name="T3">)</text:span></text:p>
      <text:p text:style-name="P7">5</text:p>
      <text:p text:style-name="P16">0</text:p>
      <text:p text:style-name="P16">Деление невозможно</text:p>
      <text:p text:style-name="P20"/>
      <text:p text:style-name="P2">In [44]:</text:p>
      <text:p text:style-name="P6">a <text:span text:style-name="T1">=</text:span> <text:span text:style-name="T9">int</text:span>(<text:span text:style-name="T9">input</text:span>())</text:p>
      <text:p text:style-name="P17">b <text:span text:style-name="T1">=</text:span> <text:span text:style-name="T9">int</text:span>(<text:span text:style-name="T9">input</text:span>())</text:p>
      <text:p text:style-name="P17"><text:span text:style-name="T10">if</text:span> b <text:span text:style-name="T1">!=</text:span> <text:span text:style-name="T1">0</text:span>:</text:p>
      <text:p text:style-name="P18"><text:s text:c="4"/><text:span text:style-name="T12">print</text:span><text:span text:style-name="T3">(a </text:span><text:span text:style-name="T2">/</text:span><text:span text:style-name="T3"> b)</text:span></text:p>
      <text:p text:style-name="P17"><text:span text:style-name="T10">else</text:span>:</text:p>
      <text:p text:style-name="P18"><text:s text:c="4"/><text:span text:style-name="T12">print</text:span><text:span text:style-name="T3">(</text:span><text:span text:style-name="T14">'Деление невозможно'</text:span><text:span text:style-name="T3">)</text:span></text:p>
      <text:p text:style-name="P18"><text:s text:c="4"/><text:span text:style-name="T3">b </text:span><text:span text:style-name="T2">=</text:span><text:span text:style-name="T3"> </text:span><text:span text:style-name="T11">int</text:span><text:span text:style-name="T3">(</text:span><text:span text:style-name="T11">input</text:span><text:span text:style-name="T3">(</text:span><text:span text:style-name="T14">'Введите ненулевое значение '</text:span><text:span text:style-name="T3">))</text:span></text:p>
      <text:p text:style-name="P18"><text:s text:c="4"/><text:span text:style-name="T12">print</text:span><text:span text:style-name="T3">(a </text:span><text:span text:style-name="T2">/</text:span><text:span text:style-name="T3"> b)</text:span></text:p>
      <text:p text:style-name="P7">4</text:p>
      <text:p text:style-name="P16">0</text:p>
      <text:p text:style-name="P16">Деление невозможно</text:p>
      <text:p text:style-name="P16">Введите ненулевое значение 2</text:p>
      <text:p text:style-name="P16">2.0</text:p>
      <text:p text:style-name="P20"/>
      <text:p text:style-name="P2">In [45]:</text:p>
      <text:p text:style-name="P6">a <text:span text:style-name="T1">=</text:span> <text:span text:style-name="T9">int</text:span>(<text:span text:style-name="T9">input</text:span>())</text:p>
      <text:p text:style-name="P17">b <text:span text:style-name="T1">=</text:span> <text:span text:style-name="T9">int</text:span>(<text:span text:style-name="T9">input</text:span>())</text:p>
      <text:p text:style-name="P17"><text:span text:style-name="T10">if</text:span> b <text:span text:style-name="T1">!=</text:span> <text:span text:style-name="T1">0</text:span>:</text:p>
      <text:p text:style-name="P18"><text:s text:c="4"/><text:span text:style-name="T12">print</text:span><text:span text:style-name="T3">(a </text:span><text:span text:style-name="T2">/</text:span><text:span text:style-name="T3"> b)</text:span></text:p>
      <text:p text:style-name="P17"><text:span text:style-name="T10">else</text:span>:</text:p>
      <text:p text:style-name="P18"><text:s text:c="4"/><text:span text:style-name="T12">print</text:span><text:span text:style-name="T3">(</text:span><text:span text:style-name="T14">'Деление невозможно'</text:span><text:span text:style-name="T3">)</text:span></text:p>
      <text:p text:style-name="P18"><text:s text:c="4"/><text:span text:style-name="T3">b </text:span><text:span text:style-name="T2">=</text:span><text:span text:style-name="T3"> </text:span><text:span text:style-name="T11">int</text:span><text:span text:style-name="T3">(</text:span><text:span text:style-name="T11">input</text:span><text:span text:style-name="T3">(</text:span><text:span text:style-name="T14">'Введите ненулевое значение '</text:span><text:span text:style-name="T3">))</text:span></text:p>
      <text:p text:style-name="P18"><text:s text:c="4"/><text:span text:style-name="T12">if</text:span><text:span text:style-name="T3"> b </text:span><text:span text:style-name="T2">==</text:span><text:span text:style-name="T3"> </text:span><text:span text:style-name="T2">0</text:span><text:span text:style-name="T3">:</text:span></text:p>
      <text:p text:style-name="P18"><text:s text:c="8"/><text:span text:style-name="T12">print</text:span><text:span text:style-name="T3">(</text:span><text:span text:style-name="T14">'Вы не справились!'</text:span><text:span text:style-name="T3">)</text:span></text:p>
      <text:p text:style-name="P18"><text:s text:c="4"/><text:span text:style-name="T12">else</text:span><text:span text:style-name="T3">:</text:span></text:p>
      <text:p text:style-name="P18"><text:s text:c="8"/><text:span text:style-name="T12">print</text:span><text:span text:style-name="T3">(a </text:span><text:span text:style-name="T2">/</text:span><text:span text:style-name="T3"> b)</text:span></text:p>
      <text:p text:style-name="P7">5</text:p>
      <text:p text:style-name="P16">0</text:p>
      <text:p text:style-name="P16">Деление невозможно</text:p>
      <text:p text:style-name="P16">Введите ненулевое значение 0</text:p>
      <text:p text:style-name="P16">Вы не справились!</text:p>
      <text:p text:style-name="P20"/>
      <text:p text:style-name="P2">In [47]:</text:p>
      <text:p text:style-name="P6">x <text:span text:style-name="T1">=</text:span> <text:span text:style-name="T9">int</text:span>(<text:span text:style-name="T9">input</text:span>())</text:p>
      <text:p text:style-name="P17"><text:span text:style-name="T10">if</text:span> x <text:span text:style-name="T1">%</text:span> <text:span text:style-name="T1">2</text:span> <text:span text:style-name="T1">==</text:span> <text:span text:style-name="T1">0</text:span>:</text:p>
      <text:p text:style-name="P18"><text:s text:c="4"/><text:span text:style-name="T12">print</text:span><text:span text:style-name="T3">(</text:span><text:span text:style-name="T14">'Четное'</text:span><text:span text:style-name="T3">)</text:span></text:p>
      <text:p text:style-name="P17"><text:span text:style-name="T10">else</text:span>:</text:p>
      <text:p text:style-name="P18"><text:s text:c="4"/><text:span text:style-name="T12">print</text:span><text:span text:style-name="T3">(</text:span><text:span text:style-name="T14">'Нечетное'</text:span><text:span text:style-name="T3">)</text:span></text:p>
      <text:p text:style-name="P7">25</text:p>
      <text:p text:style-name="P16">Нечетное</text:p>
      <text:p text:style-name="P20"/>
      <text:h text:style-name="P21" text:outline-level="4"><text:bookmark text:name="Наибольшее-из-двух-чисел"/>Наибольшее из двух чисел</text:h>
      <text:p text:style-name="P2">In [48]:</text:p>
      <text:p text:style-name="P6">a <text:span text:style-name="T1">=</text:span> <text:span text:style-name="T1">4</text:span></text:p>
      <text:p text:style-name="P17">b <text:span text:style-name="T1">=</text:span> <text:span text:style-name="T1">7</text:span></text:p>
      <text:p text:style-name="P17"><text:span text:style-name="T10">if</text:span> a <text:span text:style-name="T1">&gt;=</text:span> b:</text:p>
      <text:p text:style-name="P18"><text:s text:c="4"/><text:span text:style-name="T12">print</text:span><text:span text:style-name="T3">(a)</text:span></text:p>
      <text:p text:style-name="P17"><text:span text:style-name="T10">else</text:span>:</text:p>
      <text:p text:style-name="P18"><text:s text:c="4"/><text:span text:style-name="T12">print</text:span><text:span text:style-name="T3">(b)</text:span></text:p>
      <text:p text:style-name="P7">7</text:p>
      <text:p text:style-name="P20"/>
      <text:p text:style-name="P2">In [49]:</text:p>
      <text:p text:style-name="P6">a <text:span text:style-name="T1">=</text:span> <text:span text:style-name="T1">4</text:span></text:p>
      <text:p text:style-name="P17">b <text:span text:style-name="T1">=</text:span> <text:span text:style-name="T1">7</text:span></text:p>
      <text:p text:style-name="P17">m <text:span text:style-name="T1">=</text:span> a</text:p>
      <text:p text:style-name="P17"><text:span text:style-name="T10">if</text:span> b <text:span text:style-name="T1">&gt;</text:span> m:</text:p>
      <text:p text:style-name="P18"><text:s text:c="4"/><text:span text:style-name="T3">m </text:span><text:span text:style-name="T2">=</text:span><text:span text:style-name="T3"> b</text:span></text:p>
      <text:p text:style-name="P17"><text:span text:style-name="T10">print</text:span>(m)</text:p>
      <text:p text:style-name="P7">7</text:p>
      <text:p text:style-name="P20"/>
      <text:h text:style-name="P5" text:outline-level="1"><text:bookmark text:name="Строки"/>Строки</text:h>
      <text:p text:style-name="P2">In [50]:</text:p>
      <text:p text:style-name="P6">a <text:span text:style-name="T1">=</text:span> <text:span text:style-name="T13">'string'</text:span></text:p>
      <text:p text:style-name="P17">b <text:span text:style-name="T1">=</text:span> <text:span text:style-name="T13">'another string'</text:span></text:p>
      <text:p text:style-name="P17"><text:span text:style-name="T10">print</text:span>(a, b)</text:p>
      <text:p text:style-name="P7">string another string</text:p>
      <text:p text:style-name="P20"/>
      <text:p text:style-name="P2">In [51]:</text:p>
      <text:p text:style-name="P6"><text:span text:style-name="T10">print</text:span>(a <text:span text:style-name="T1">+</text:span> b) <text:s/><text:span text:style-name="T17"># конкатенация строк</text:span></text:p>
      <text:p text:style-name="P7">stringanother string</text:p>
      <text:p text:style-name="P20"/>
      <text:p text:style-name="P2">In [52]:</text:p>
      <text:p text:style-name="P6"><text:span text:style-name="T10">print</text:span>(a)</text:p>
      <text:p text:style-name="P19">'''</text:p>
      <text:p text:style-name="P19">multiline</text:p>
      <text:p text:style-name="P19">comment</text:p>
      <text:p text:style-name="P19">'''</text:p>
      <text:p text:style-name="P17"><text:span text:style-name="T10">print</text:span>(b)</text:p>
      <text:p text:style-name="P7">string</text:p>
      <text:p text:style-name="P16">another string</text:p>
      <text:p text:style-name="P20"/>
      <text:p text:style-name="P2">In [53]:</text:p>
      <text:p text:style-name="P6"><text:span text:style-name="T10">print</text:span>(a <text:span text:style-name="T1">+</text:span> <text:span text:style-name="T13">'</text:span><text:span text:style-name="T19">\n</text:span><text:span text:style-name="T13">'</text:span> <text:span text:style-name="T1">+</text:span> b) <text:s/><text:span text:style-name="T17"># вывод в двух различных строчках</text:span></text:p>
      <text:p text:style-name="P7">string</text:p>
      <text:p text:style-name="P16">another string</text:p>
      <text:p text:style-name="P20"/>
      <text:p text:style-name="P2">In [54]:</text:p>
      <text:p text:style-name="P11">'string1'</text:p>
      <text:p text:style-name="P3">Out[54]:</text:p>
      <text:p text:style-name="P7">'string1'</text:p>
      <text:p text:style-name="P2">In [55]:</text:p>
      <text:p text:style-name="P11">"string2"</text:p>
      <text:p text:style-name="P3">Out[55]:</text:p>
      <text:p text:style-name="P7">'string2'</text:p>
      <text:p text:style-name="P2">In [56]:</text:p>
      <text:p text:style-name="P12">'''multiple lines</text:p>
      <text:p text:style-name="P19">string'''</text:p>
      <text:p text:style-name="P3">Out[56]:</text:p>
      <text:p text:style-name="P7">'multiple lines\nstring'</text:p>
      <text:p text:style-name="P2">In [57]:</text:p>
      <text:p text:style-name="P12">"""multiple lines</text:p>
      <text:p text:style-name="P19">string with double qoutes"""</text:p>
      <text:p text:style-name="P3">Out[57]:</text:p>
      <text:p text:style-name="P7">'multiple lines\nstring with double qoutes'</text:p>
      <text:p text:style-name="P2">In [58]:</text:p>
      <text:p text:style-name="P6"><text:span text:style-name="T13">'abc'</text:span> <text:span text:style-name="T1">+</text:span> <text:span text:style-name="T13">'def'</text:span></text:p>
      <text:p text:style-name="P3">Out[58]:</text:p>
      <text:p text:style-name="P7">'abcdef'</text:p>
      <text:p text:style-name="P2">In [59]:</text:p>
      <text:p text:style-name="P6"><text:span text:style-name="T13">'abc'</text:span> <text:span text:style-name="T1">*</text:span> <text:span text:style-name="T1">3</text:span></text:p>
      <text:p text:style-name="P3">Out[59]:</text:p>
      <text:p text:style-name="P7">'abcabcabc'</text:p>
      <text:p text:style-name="P2">In [60]:</text:p>
      <text:p text:style-name="P6"><text:span text:style-name="T9">len</text:span>(<text:span text:style-name="T13">'abcdef'</text:span>)</text:p>
      <text:p text:style-name="P3">Out[60]:</text:p>
      <text:p text:style-name="P7">6</text:p>
      <text:p text:style-name="P2">In [61]:</text:p>
      <text:p text:style-name="P6"><text:span text:style-name="T13">'abc'</text:span> <text:span text:style-name="T1">==</text:span> <text:span text:style-name="T13">'''abc'''</text:span></text:p>
      <text:p text:style-name="P3">Out[61]:</text:p>
      <text:p text:style-name="P7">True</text:p>
      <text:p text:style-name="P2">In [62]:</text:p>
      <text:p text:style-name="P6"><text:span text:style-name="T13">'abc'</text:span> <text:span text:style-name="T1">&lt;</text:span> <text:span text:style-name="T13">'ac'</text:span></text:p>
      <text:p text:style-name="P3">Out[62]:</text:p>
      <text:p text:style-name="P7">True</text:p>
      <text:p text:style-name="P2">In [63]:</text:p>
      <text:p text:style-name="P6"><text:span text:style-name="T13">'abc'</text:span> <text:span text:style-name="T1">&gt;</text:span> <text:span text:style-name="T13">'ab'</text:span></text:p>
      <text:p text:style-name="P3">Out[63]:</text:p>
      <text:p text:style-name="P7">True</text:p>
      <text:p text:style-name="P2">In [64]:</text:p>
      <text:p text:style-name="P6"><text:span text:style-name="T10">print</text:span>(<text:span text:style-name="T13">'First line'</text:span>, <text:span text:style-name="T13">'</text:span><text:span text:style-name="T19">\n\n\n</text:span><text:span text:style-name="T13">'</text:span>, <text:span text:style-name="T13">'Last line'</text:span>)</text:p>
      <text:p text:style-name="P7">First line </text:p>
      <text:p text:style-name="P20"/>
      <text:p text:style-name="P20"/>
      <text:p text:style-name="P15"><text:s/><text:span text:style-name="T3">Last line</text:span></text:p>
      <text:p text:style-name="P20"/>
      <text:p text:style-name="P2">In [65]:</text:p>
      <text:p text:style-name="P13"># это комментарий</text:p>
      <text:p text:style-name="P17">x <text:span text:style-name="T1">=</text:span> <text:span text:style-name="T1">5</text:span> <text:span text:style-name="T17"># комментарий к действию</text:span></text:p>
      <text:p text:style-name="P19">'''</text:p>
      <text:p text:style-name="P19">Многострочный комментарий – это просто</text:p>
      <text:p text:style-name="P19">строка</text:p>
      <text:p text:style-name="P19">'''</text:p>
      <text:p text:style-name="P3">Out[65]:</text:p>
      <text:p text:style-name="P7">'\nМногострочный комментарий – это просто\nстрока\n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8:01:42.860449020</meta:creation-date>
    <dc:date>2017-09-24T18:03:49.505056176</dc:date>
    <meta:editing-duration>PT2M7S</meta:editing-duration>
    <meta:editing-cycles>1</meta:editing-cycles>
    <meta:document-statistic meta:table-count="0" meta:image-count="0" meta:object-count="0" meta:page-count="1" meta:paragraph-count="337" meta:word-count="796" meta:character-count="4355" meta:non-whitespace-character-count="3760"/>
    <meta:generator>LibreOffice/5.1.6.2$Linux_X86_64 LibreOffice_project/10m0$Build-2</meta:generator>
  </office:meta>
</office:document-meta>
</file>